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383cm"/>
    </style:style>
    <style:style style:name="Table1.B" style:family="table-column">
      <style:table-column-properties style:column-width="1.782cm"/>
    </style:style>
    <style:style style:name="Table1.C" style:family="table-column">
      <style:table-column-properties style:column-width="13.836cm"/>
    </style:style>
    <style:style style:name="Table1.A1" style:family="table-cell">
      <style:table-cell-properties style:vertical-align="middle" fo:padding="0.049cm" fo:border="0.05pt solid #dee2e6"/>
    </style:style>
    <style:style style:name="P1" style:family="paragraph" style:parent-style-name="Heading_20_2">
      <style:text-properties officeooo:rsid="00071e2f" officeooo:paragraph-rsid="00071e2f"/>
    </style:style>
    <style:style style:name="P2" style:family="paragraph" style:parent-style-name="Heading_20_3">
      <style:paragraph-properties fo:line-height="150%"/>
      <style:text-properties officeooo:rsid="00071e2f" officeooo:paragraph-rsid="00071e2f"/>
    </style:style>
    <style:style style:name="P3" style:family="paragraph" style:parent-style-name="Heading_20_3">
      <style:text-properties officeooo:paragraph-rsid="00079cb1"/>
    </style:style>
    <style:style style:name="P4" style:family="paragraph" style:parent-style-name="Heading_20_3" style:list-style-name="">
      <style:paragraph-properties fo:line-height="150%" fo:text-align="justify" style:justify-single-word="false"/>
      <style:text-properties officeooo:paragraph-rsid="00079cb1"/>
    </style:style>
    <style:style style:name="P5" style:family="paragraph" style:parent-style-name="Heading_20_3">
      <style:paragraph-properties fo:break-before="page"/>
      <style:text-properties officeooo:paragraph-rsid="00079cb1"/>
    </style:style>
    <style:style style:name="P6" style:family="paragraph" style:parent-style-name="Heading_20_3">
      <style:paragraph-properties fo:line-height="150%" fo:text-align="justify" style:justify-single-word="false" fo:break-before="page"/>
      <style:text-properties officeooo:paragraph-rsid="00079cb1"/>
    </style:style>
    <style:style style:name="P7" style:family="paragraph" style:parent-style-name="Table_20_Contents">
      <style:paragraph-properties fo:margin-left="0cm" fo:margin-right="0cm" fo:margin-top="0cm" fo:margin-bottom="0cm" style:contextual-spacing="false" style:line-height-at-least="0.741cm" fo:text-indent="0cm" style:auto-text-indent="false"/>
    </style:style>
    <style:style style:name="P8" style:family="paragraph" style:parent-style-name="Table_20_Contents">
      <style:paragraph-properties fo:margin-left="0cm" fo:margin-right="0cm" fo:margin-top="0cm" fo:margin-bottom="0cm" style:contextual-spacing="false" style:line-height-at-least="0.741cm" fo:text-indent="0cm" style:auto-text-indent="false"/>
      <style:text-properties fo:font-size="12pt"/>
    </style:style>
    <style:style style:name="P9" style:family="paragraph" style:parent-style-name="Text_20_body">
      <style:text-properties officeooo:rsid="00071e2f" officeooo:paragraph-rsid="00071e2f"/>
    </style:style>
    <style:style style:name="P10" style:family="paragraph" style:parent-style-name="Text_20_body">
      <style:text-properties officeooo:paragraph-rsid="00071e2f"/>
    </style:style>
    <style:style style:name="P11" style:family="paragraph" style:parent-style-name="Text_20_body" style:list-style-name="L6">
      <style:paragraph-properties fo:line-height="150%"/>
      <style:text-properties fo:font-variant="normal" fo:text-transform="none" fo:color="#212529" loext:opacity="100%" style:font-name="Calibri1" fo:font-size="12pt" fo:letter-spacing="normal" fo:font-style="normal" fo:font-weight="normal" officeooo:paragraph-rsid="00071e2f" style:font-size-asian="12pt" style:font-size-complex="12pt"/>
    </style:style>
    <style:style style:name="P12" style:family="paragraph" style:parent-style-name="Text_20_body" style:list-style-name="L3">
      <style:paragraph-properties fo:line-height="150%"/>
      <style:text-properties style:font-name="Calibri1" officeooo:paragraph-rsid="00071e2f"/>
    </style:style>
    <style:style style:name="P13" style:family="paragraph" style:parent-style-name="Text_20_body" style:list-style-name="L5">
      <style:paragraph-properties fo:line-height="150%"/>
      <style:text-properties officeooo:paragraph-rsid="00071e2f"/>
    </style:style>
    <style:style style:name="P14" style:family="paragraph" style:parent-style-name="Text_20_body">
      <style:paragraph-properties fo:line-height="150%" fo:text-align="justify" style:justify-single-word="false"/>
    </style:style>
    <style:style style:name="P15"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style>
    <style:style style:name="P1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17" style:family="paragraph" style:parent-style-name="Text_20_body" style:list-style-name="L6">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fo:font-style="normal" fo:font-weight="normal" style:font-size-asian="12pt" style:font-size-complex="12pt"/>
    </style:style>
    <style:style style:name="P18" style:family="paragraph" style:parent-style-name="Text_20_body" style:list-style-name="L5">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fo:font-style="normal" fo:font-weight="normal"/>
    </style:style>
    <style:style style:name="P19" style:family="paragraph" style:parent-style-name="Text_20_body" style:list-style-name="L3">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fo:font-style="normal" fo:font-weight="normal"/>
    </style:style>
    <style:style style:name="P20" style:family="paragraph" style:parent-style-name="Text_20_body">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style:font-size-asian="12pt" style:font-size-complex="12pt"/>
    </style:style>
    <style:style style:name="P21" style:family="paragraph" style:parent-style-name="Text_20_body" style:list-style-name="L3">
      <style:paragraph-properties fo:margin-top="0cm" fo:margin-bottom="0cm" style:contextual-spacing="false" fo:line-height="150%" fo:text-align="justify" style:justify-single-word="false" fo:orphans="2" fo:widows="2"/>
    </style:style>
    <style:style style:name="P22" style:family="paragraph" style:parent-style-name="Title">
      <style:text-properties officeooo:rsid="00071e2f" officeooo:paragraph-rsid="00071e2f"/>
    </style:style>
    <style:style style:name="T1" style:family="text">
      <style:text-properties officeooo:rsid="00071e2f"/>
    </style:style>
    <style:style style:name="T2" style:family="text">
      <style:text-properties fo:font-size="12pt"/>
    </style:style>
    <style:style style:name="T3" style:family="text">
      <style:text-properties fo:font-size="12pt" fo:font-weight="bold"/>
    </style:style>
    <style:style style:name="T4" style:family="text">
      <style:text-properties fo:font-size="12pt" style:font-size-asian="12pt" style:font-size-complex="12pt"/>
    </style:style>
    <style:style style:name="T5" style:family="text">
      <style:text-properties fo:font-size="12pt" fo:font-style="normal" fo:font-weight="normal"/>
    </style:style>
    <style:style style:name="T6" style:family="text">
      <style:text-properties fo:font-style="normal" fo:font-weight="normal"/>
    </style:style>
    <style:style style:name="T7" style:family="text">
      <style:text-properties style:font-name="apple-system" fo:font-size="12pt" fo:font-style="normal" fo:font-weight="normal"/>
    </style:style>
    <style:style style:name="T8" style:family="text">
      <style:text-properties fo:font-variant="normal" fo:text-transform="none" fo:color="#212529" loext:opacity="100%" style:font-name="apple-system" fo:font-size="12pt" fo:letter-spacing="normal" fo:font-style="normal" fo:font-weight="normal"/>
    </style:style>
    <style:style style:name="T9" style:family="text">
      <style:text-properties fo:font-variant="normal" fo:text-transform="none" fo:color="#212529" loext:opacity="100%" style:font-name="apple-system" fo:font-size="12pt" fo:letter-spacing="normal" fo:font-style="normal" fo:font-weight="bold"/>
    </style:style>
    <style:style style:name="T10" style:family="text">
      <style:text-properties fo:font-variant="normal" fo:text-transform="none" fo:color="#212529" loext:opacity="100%" fo:font-size="12pt" fo:letter-spacing="normal" fo:font-style="normal" fo:font-weight="normal"/>
    </style:style>
    <style:style style:name="T11" style:family="text">
      <style:text-properties fo:font-variant="normal" fo:text-transform="none" fo:color="#212529" loext:opacity="100%" fo:font-size="12pt" fo:letter-spacing="normal" fo:font-style="normal" fo:font-weight="bold"/>
    </style:style>
    <style:style style:name="T12" style:family="text">
      <style:text-properties fo:font-variant="normal" fo:text-transform="none" fo:color="#212529" loext:opacity="100%" style:font-name="Calibri1" fo:font-size="12pt" fo:letter-spacing="normal" fo:font-style="normal" fo:font-weight="normal"/>
    </style:style>
    <style:style style:name="T13" style:family="text">
      <style:text-properties fo:font-variant="normal" fo:text-transform="none" fo:color="#212529" loext:opacity="100%" style:font-name="Calibri1" fo:font-size="12pt" fo:letter-spacing="normal" fo:font-style="normal" fo:font-weight="normal" style:font-size-asian="12pt" style:font-size-complex="12pt"/>
    </style:style>
    <style:style style:name="T14" style:family="text">
      <style:text-properties fo:font-variant="normal" fo:text-transform="none" fo:color="#212529" loext:opacity="100%" style:font-name="Calibri1" fo:font-size="12pt" fo:letter-spacing="normal" fo:font-style="normal" fo:font-weight="bold"/>
    </style:style>
    <style:style style:name="T15" style:family="text">
      <style:text-properties fo:font-variant="normal" fo:text-transform="none" fo:color="#212529" loext:opacity="100%" style:font-name="Calibri1" fo:font-size="12pt" fo:letter-spacing="normal" fo:font-style="normal" fo:font-weight="bold" style:font-size-asian="12pt" style:font-size-complex="12pt"/>
    </style:style>
    <style:style style:name="T16" style:family="text">
      <style:text-properties fo:font-variant="normal" fo:text-transform="none" fo:color="#212529" loext:opacity="100%" style:font-name="Calibri1" fo:letter-spacing="normal" fo:font-style="normal" fo:font-weight="normal"/>
    </style:style>
    <style:style style:name="T17" style:family="text">
      <style:text-properties fo:font-variant="normal" fo:text-transform="none" fo:color="#212529" loext:opacity="100%" style:font-name="Calibri1" fo:letter-spacing="normal" fo:font-style="normal" fo:font-weight="bold"/>
    </style:style>
    <style:style style:name="T18" style:family="text">
      <style:text-properties fo:font-variant="normal" fo:text-transform="none" fo:color="#ffffff" loext:opacity="100%" style:text-line-through-style="none" style:text-line-through-type="none" style:font-name="apple-system" fo:font-size="15pt" fo:letter-spacing="normal" fo:font-style="normal" style:text-underline-style="none" fo:font-weight="normal" style:text-blinking="false" fo:background-color="#c62020" loext:char-shading-value="0" loext:padding-left="0.529cm" loext:padding-right="0cm" loext:padding-top="0.132cm" loext:padding-bottom="0.132cm" loext:border-left="4.51pt solid #c62020" loext:border-right="none" loext:border-top="4.51pt solid #c62020" loext:border-bottom="4.51pt solid #c62020"/>
    </style:style>
    <style:style style:name="T19" style:family="text">
      <style:text-properties fo:font-variant="normal" fo:text-transform="none" fo:color="#ffffff" loext:opacity="100%" style:text-line-through-style="none" style:text-line-through-type="none" style:font-name="apple-system" fo:font-size="15pt" fo:letter-spacing="normal" fo:font-style="normal" style:text-underline-style="none" fo:font-weight="bold" style:text-blinking="false" fo:background-color="#c62020" loext:char-shading-value="0" loext:padding-left="0.529cm" loext:padding-right="0cm" loext:padding-top="0.132cm" loext:padding-bottom="0.132cm" loext:border-left="4.51pt solid #c62020" loext:border-right="none" loext:border-top="4.51pt solid #c62020" loext:border-bottom="4.51pt solid #c62020"/>
    </style:style>
    <style:style style:name="T20" style:family="text">
      <style:text-properties fo:font-variant="normal" fo:text-transform="none" fo:color="#ffffff" loext:opacity="100%" style:text-line-through-style="none" style:text-line-through-type="none" style:font-name="apple-system" fo:font-size="12pt" fo:letter-spacing="normal" fo:font-style="normal" style:text-underline-style="none" fo:font-weight="normal" style:text-blinking="false" fo:background-color="#c62020" loext:char-shading-value="0" loext:padding-left="0.529cm" loext:padding-right="0cm" loext:padding-top="0.132cm" loext:padding-bottom="0.132cm" loext:border-left="4.51pt solid #c62020" loext:border-right="none" loext:border-top="4.51pt solid #c62020" loext:border-bottom="4.51pt solid #c62020"/>
    </style:style>
    <style:style style:name="T21" style:family="text">
      <style:text-properties style:font-name="Arial" fo:font-size="14.1000003814697pt" fo:font-weight="bold" officeooo:rsid="00071e2f" style:font-name-asian="Source Han Sans CN Regular" style:font-size-asian="14.1000003814697pt" style:font-weight-asian="bold" style:font-name-complex="Lohit Devanagari" style:font-size-complex="14.1000003814697pt" style:font-weight-complex="bold"/>
    </style:style>
    <style:style style:name="T22" style:family="text">
      <style:text-properties officeooo:rsid="00079cb1"/>
    </style:style>
    <style:style style:name="T23" style:family="text">
      <style:text-properties style:font-name="Calibri1"/>
    </style:style>
    <style:style style:name="T24" style:family="text">
      <style:text-properties style:font-name="Calibri1" fo:font-size="12pt" style:font-size-asian="12pt" style:font-size-complex="12pt"/>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allistic Computer</text:p>
      <text:p text:style-name="P9">This document contains detail<text:span text:style-name="T22">s</text:span> on the build and configuration of a ballistic computer based on an ESP32 microcontorller.</text:p>
      <text:h text:style-name="Heading_20_1" text:outline-level="1">Bill of Materials</text:h>
      <text:p text:style-name="P9">1 x ESP 32 microcontroller</text:p>
      <text:p text:style-name="P9">1 x BME 280 Temperature and Humidity sensor</text:p>
      <text:p text:style-name="P9">1 x uBlox NEO-6M GPS receiver</text:p>
      <text:p text:style-name="P9">1 x 18650 power supply</text:p>
      <text:p text:style-name="P9">1 x mpu-6050 gyro and compass</text:p>
      <text:p text:style-name="P9">1 x anemometer head</text:p>
      <text:p text:style-name="P9">1 x Nextion Display</text:p>
      <text:p text:style-name="P9">1 x sd card module</text:p>
      <text:h text:style-name="P1" text:outline-level="2">BME 280</text:h>
      <text:p text:style-name="P10"/>
      <table:table table:name="Table1" table:style-name="Table1">
        <table:table-column table:style-name="Table1.A"/>
        <table:table-column table:style-name="Table1.B"/>
        <table:table-column table:style-name="Table1.C"/>
        <table:table-row table:style-name="TableLine2658254416928">
          <table:table-cell table:style-name="Table1.A1" office:value-type="string">
            <text:p text:style-name="P7"><text:span text:style-name="Strong_20_Emphasis"><text:span text:style-name="T3">Pin No.</text:span></text:span></text:p>
          </table:table-cell>
          <table:table-cell table:style-name="Table1.A1" office:value-type="string">
            <text:p text:style-name="P7"><text:span text:style-name="Strong_20_Emphasis"><text:span text:style-name="T3">Pin Name</text:span></text:span></text:p>
          </table:table-cell>
          <table:table-cell table:style-name="Table1.A1" office:value-type="string">
            <text:p text:style-name="P7"><text:span text:style-name="Strong_20_Emphasis"><text:span text:style-name="T3">Pin Description</text:span></text:span></text:p>
          </table:table-cell>
        </table:table-row>
        <table:table-row table:style-name="TableLine2658254416928">
          <table:table-cell table:style-name="Table1.A1" office:value-type="string">
            <text:p text:style-name="P8">1</text:p>
          </table:table-cell>
          <table:table-cell table:style-name="Table1.A1" office:value-type="string">
            <text:p text:style-name="P8">VCC</text:p>
          </table:table-cell>
          <table:table-cell table:style-name="Table1.A1" office:value-type="string">
            <text:p text:style-name="P8">Power source of 3.3VDC</text:p>
          </table:table-cell>
        </table:table-row>
        <table:table-row table:style-name="TableLine2658254416928">
          <table:table-cell table:style-name="Table1.A1" office:value-type="string">
            <text:p text:style-name="P8">2</text:p>
          </table:table-cell>
          <table:table-cell table:style-name="Table1.A1" office:value-type="string">
            <text:p text:style-name="P8">GND</text:p>
          </table:table-cell>
          <table:table-cell table:style-name="Table1.A1" office:value-type="string">
            <text:p text:style-name="P8">Ground</text:p>
          </table:table-cell>
        </table:table-row>
        <table:table-row table:style-name="TableLine2658254416928">
          <table:table-cell table:style-name="Table1.A1" office:value-type="string">
            <text:p text:style-name="P8">3</text:p>
          </table:table-cell>
          <table:table-cell table:style-name="Table1.A1" office:value-type="string">
            <text:p text:style-name="P8">SCL</text:p>
          </table:table-cell>
          <table:table-cell table:style-name="Table1.A1" office:value-type="string">
            <text:p text:style-name="P8">Serial Clock</text:p>
          </table:table-cell>
        </table:table-row>
        <table:table-row table:style-name="TableLine2658254416928">
          <table:table-cell table:style-name="Table1.A1" office:value-type="string">
            <text:p text:style-name="P8">4</text:p>
          </table:table-cell>
          <table:table-cell table:style-name="Table1.A1" office:value-type="string">
            <text:p text:style-name="P8">SDA</text:p>
          </table:table-cell>
          <table:table-cell table:style-name="Table1.A1" office:value-type="string">
            <text:p text:style-name="P8">Serial Data</text:p>
          </table:table-cell>
        </table:table-row>
        <table:table-row table:style-name="TableLine2658254416928">
          <table:table-cell table:style-name="Table1.A1" office:value-type="string">
            <text:p text:style-name="P8">5</text:p>
          </table:table-cell>
          <table:table-cell table:style-name="Table1.A1" office:value-type="string">
            <text:p text:style-name="P8">CSB</text:p>
          </table:table-cell>
          <table:table-cell table:style-name="Table1.A1" office:value-type="string">
            <text:p text:style-name="P8">CSB pin to GND to have SPI and to VCC(3.3V) for I2C. It’s an input to the chip.</text:p>
          </table:table-cell>
        </table:table-row>
        <table:table-row table:style-name="TableLine2658254416928">
          <table:table-cell table:style-name="Table1.A1" office:value-type="string">
            <text:p text:style-name="P8">6</text:p>
          </table:table-cell>
          <table:table-cell table:style-name="Table1.A1" office:value-type="string">
            <text:p text:style-name="P8">SDO</text:p>
          </table:table-cell>
          <table:table-cell table:style-name="Table1.A1" office:value-type="string">
            <text:p text:style-name="P7"><text:span text:style-name="Strong_20_Emphasis"><text:span text:style-name="T3">S</text:span></text:span><text:span text:style-name="T2">erial </text:span><text:span text:style-name="Strong_20_Emphasis"><text:span text:style-name="T3">D</text:span></text:span><text:span text:style-name="T2">ata </text:span><text:span text:style-name="Strong_20_Emphasis"><text:span text:style-name="T3">O</text:span></text:span><text:span text:style-name="T2">ut / </text:span><text:span text:style-name="Strong_20_Emphasis"><text:span text:style-name="T3">M</text:span></text:span><text:span text:style-name="T2">aster </text:span><text:span text:style-name="Strong_20_Emphasis"><text:span text:style-name="T3">I</text:span></text:span><text:span text:style-name="T2">n </text:span><text:span text:style-name="Strong_20_Emphasis"><text:span text:style-name="T3">S</text:span></text:span><text:span text:style-name="T2">lave </text:span><text:span text:style-name="Strong_20_Emphasis"><text:span text:style-name="T3">O</text:span></text:span><text:span text:style-name="T2">ut pin, for data sent from the BMP280 to your processor</text:span></text:p>
          </table:table-cell>
        </table:table-row>
      </table:table>
      <text:h text:style-name="P3" text:outline-level="3"> </text:h>
      <text:h text:style-name="P5" text:outline-level="3"><text:span text:style-name="T1">Feature</text:span><text:span text:style-name="T21">s</text:span></text:h>
      <text:list xml:id="list148018244" text:style-name="L5">
        <text:list-item>
          <text:p text:style-name="P13"><text:span text:style-name="T12">The </text:span><text:span text:style-name="Strong_20_Emphasis"><text:span text:style-name="T14">GY-BMP280 module</text:span></text:span><text:span text:style-name="T12"> comes with </text:span><text:span text:style-name="Strong_20_Emphasis"><text:span text:style-name="T14">BMP280 sensor</text:span></text:span><text:span text:style-name="T12">, which is an environmental sensor with temperature, barometric pressure that is the next generation upgrade to the BMP085/BMP180/BMP183.</text:span></text:p>
        </text:list-item>
        <text:list-item>
          <text:p text:style-name="P18">This sensor is great for all sorts of weather sensing and can even be used in both I2C and SPI.</text:p>
        </text:list-item>
        <text:list-item>
          <text:p text:style-name="P18">This precision sensor is the best low-cost, precision sensing solution for measuring barometric pressure with ±1 hPa absolute accuracy, and temperature with ±1.0°C accuracy. Because pressure changes with altitude and the pressure measurements are so good, you can also use it as an altimeter with ±1 meter accuracy</text:p>
        </text:list-item>
        <text:list-item>
          <text:p text:style-name="P18">Pin pitch: 2.54mm</text:p>
        </text:list-item>
        <text:list-item>
          <text:p text:style-name="P18">Module size: 11.5mm*15mm</text:p>
        </text:list-item>
      </text:list>
      <text:h text:style-name="P2" text:outline-level="3">Electrical Specification<text:span text:style-name="T22">s</text:span></text:h>
      <text:list xml:id="list3249159445" text:style-name="L6">
        <text:list-item>
          <text:p text:style-name="P11">Model: GY-BMP280-3.3</text:p>
        </text:list-item>
        <text:list-item>
          <text:p text:style-name="P17">Chip: BMP280</text:p>
        </text:list-item>
        <text:list-item>
          <text:p text:style-name="P17">Power supply:  3V/3.3V DC</text:p>
        </text:list-item>
        <text:list-item>
          <text:p text:style-name="P17">Peak current: 1.12mA</text:p>
        </text:list-item>
        <text:list-item>
          <text:p text:style-name="P17">Air pressure range : 300-1100hPa (equi. to +9000…-500m above sea level)</text:p>
        </text:list-item>
        <text:list-item>
          <text:p text:style-name="P17">Temperature range: -40 … +85 °C</text:p>
        </text:list-item>
        <text:list-item>
          <text:p text:style-name="P17">Digital interfaces: I²C (up to 3.4 MHz) and SPI (3 and 4 wire, up to 10 MHz)</text:p>
        </text:list-item>
        <text:list-item>
          <text:p text:style-name="P17">Current consumption of sensor BMP280: 2.7µA @ 1 Hz sampling rate</text:p>
        </text:list-item>
      </text:list>
      <text:h text:style-name="P2" text:outline-level="3">Overview</text:h>
      <text:p text:style-name="P20"><text:span text:style-name="T6">The GY-BMP280 Barometer Sensor is a breakout board for Bosch BMP280 high-precision and low-power digital barometer. It can be used to measure temperature and atmospheric pressure accurately. It can be connected to a microcontroller with I2C.</text:span></text:p>
      <text:h text:style-name="P4" text:outline-level="3"><text:span text:style-name="T24"/></text:h>
      <text:h text:style-name="P6" text:outline-level="3"><text:span text:style-name="T22">Application Notes</text:span></text:h>
      <text:p text:style-name="P14"><text:span text:style-name="T13">The </text:span><text:span text:style-name="Strong_20_Emphasis"><text:span text:style-name="T15">GY-BMP280</text:span></text:span><text:span text:style-name="T13"> module operates from 3.3V so requires 3.3V power and must be driven with 3.3V logic levels. If needed to operate at 5V, it can be done using voltage regulator and level shifters as it doesn’t contain one. It is typically recommended to operate it on 3.3V and maximum at 3.6VDC. The module GY-BMP280 module simply supports both I²C and SPI interfaces and comes with default I²C address of 0x76. The Chip Select (CSB) and Serial Data Output (SDO) pins of the BMP 280 are necessary only when SPI-based (four-wire) communication is applied. I2C is a two wire interface SDA SCK.</text:span></text:p>
      <text:p text:style-name="P16"><text:span text:style-name="T12">Leave pin 6 of the module (SDO) unconnected to set the I²C address to 0x76 – the on-board resistor pulls the SDO pin low setting the address to 0x76. <text:s/>To change the I²C address to 0x77, connect pin 6 of the module (SDO) to Vcc which would typically be the 3.3V supply. <text:s/>Pin 5 of the module (CSB) must be connected to Vcc to select the I²C interface. This is already done by an on-board pull-up resistor, so pin 5 can be left disconnected when using the I²C interfa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5T18:37:07.348000000</meta:creation-date>
    <dc:title>Shaun</dc:title>
    <meta:editing-cycles>2</meta:editing-cycles>
    <meta:generator>LibreOffice/7.1.0.3$Windows_X86_64 LibreOffice_project/f6099ecf3d29644b5008cc8f48f42f4a40986e4c</meta:generator>
    <meta:editing-duration>PT8M52S</meta:editing-duration>
    <dc:date>2021-05-15T18:57:39.754000000</dc:date>
    <meta:document-statistic meta:table-count="1" meta:image-count="0" meta:object-count="0" meta:page-count="3" meta:paragraph-count="54" meta:word-count="545" meta:character-count="2959" meta:non-whitespace-character-count="2489"/>
    <meta:template xlink:type="simple" xlink:actuate="onRequest" xlink:title="Shaun" xlink:href="file:///C:/Users/Shaun/AppData/Roaming/LibreOffice/4/user/template/Shaun.ott" meta:date="2021-05-15T18:37:06.967000000"/>
  </office:meta>
</office:document-meta>
</file>